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Time new" svg:font-family="'Time new'"/>
    <style:font-face style:name="Time new roman" svg:font-family="'Time new roman'"/>
    <style:font-face style:name="Lohit Assamese" svg:font-family="'Lohit Assamese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akar" fo:font-size="14pt" officeooo:rsid="0018d2b8" officeooo:paragraph-rsid="0018d2b8" style:font-size-asian="14pt" style:font-size-complex="14pt"/>
    </style:style>
    <style:style style:name="P2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officeooo:rsid="0018d2b8"/>
    </style:style>
    <style:style style:name="T2" style:family="text">
      <style:text-properties officeooo:rsid="0019e381"/>
    </style:style>
    <style:style style:name="T3" style:family="text">
      <style:text-properties officeooo:rsid="001a21e5"/>
    </style:style>
    <style:style style:name="T4" style:family="text">
      <style:text-properties officeooo:rsid="0020af71"/>
    </style:style>
    <style:style style:name="T5" style:family="text">
      <style:text-properties officeooo:rsid="002299fa"/>
    </style:style>
    <style:style style:name="T6" style:family="text">
      <style:text-properties officeooo:rsid="00257a72"/>
    </style:style>
    <style:style style:name="T7" style:family="text">
      <style:text-properties officeooo:rsid="00282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Objet : Lettre de motivation pour un emploi de développeur<text:span text:style-name="T1"> <text:s/>en PHP</text:span></text:p>
      <text:p text:style-name="P2"/>
      <text:p text:style-name="P2">Monsieur, Madame </text:p>
      <text:p text:style-name="P2">Enthousiaste <text:span text:style-name="T4">à l’idée de travailler pour Decathlon T</text:span>unis, j<text:span text:style-name="T1">e me permets de vous <text:s/>faire parvenir ma candidature </text:span>en réponse à votre offre d’emploi pour le poste de Développeur PHP,</text:p>
      <text:p text:style-name="P2"><text:span text:style-name="T5">J</text:span><text:span text:style-name="T1">e suis passionné</text:span><text:span text:style-name="T3">e</text:span><text:span text:style-name="T1"> <text:s/>par l’informatique et plus particulièrement <text:s/>p</text:span><text:span text:style-name="T3">ar </text:span><text:span text:style-name="T1">le développement. </text:span><text:span text:style-name="T5">A</text:span><text:span text:style-name="T1">u cour de mes études, j’ai eu <text:s/>l’occasion d’apprendre et de développer <text:s/></text:span><text:span text:style-name="T3">mes compétences </text:span><text:span text:style-name="T1">sous de nombreux <text:s/>langage</text:span><text:span text:style-name="T5">s, entre autres JAVA et PHP.</text:span><text:span text:style-name="T2"> Par ailleurs, <text:s/>j’ai eu l’</text:span><text:span text:style-name="T5">opportunité</text:span><text:span text:style-name="T2"> <text:s/>de travailler sous divers CMS, </text:span><text:span text:style-name="T5">notamment</text:span><text:span text:style-name="T2"> WordPress </text:span><text:span text:style-name="T5">et </text:span><text:span text:style-name="T2">Prestashop, ainsi qu’avec des framework tels <text:s/></text:span><text:span text:style-name="T3">que s</text:span><text:span text:style-name="T2">ymfony, </text:span><text:span text:style-name="T3">et </text:span><text:span text:style-name="T2">laravel.</text:span></text:p>
      <text:p text:style-name="P2"><text:span text:style-name="T5">Souhaitant</text:span><text:span text:style-name="T4"> approfondir <text:s/>mes propres connaissances et mon intérêt <text:s/>pour le développement Web </text:span><text:span text:style-name="T5">et étant </text:span><text:span text:style-name="T2">dynamique, sérieu</text:span><text:span text:style-name="T3">se</text:span><text:span text:style-name="T2">, ponctuelle, </text:span><text:span text:style-name="T6">j’envisage de remplir les missions que vous me confierez avec rigueur .</text:span></text:p>
      <text:p text:style-name="P2"><text:span text:style-name="T7">J</text:span><text:span text:style-name="T5">’estime que</text:span><text:span text:style-name="T4"> que je serai en mesure de proposer de nouvelles idées pour aider votre société à atteindre </text:span><text:span text:style-name="T5">les o</text:span><text:span text:style-name="T4">bjectifs </text:span><text:span text:style-name="T5">escomptés.</text:span></text:p>
      <text:p text:style-name="P2">Je suis <text:s/><text:span text:style-name="T7">reste disponible </text:span>pour un entretien, à votre <text:s/>convenance .</text:p>
      <text:p text:style-name="P2">je vous prie d’agréer,Madame,Monsieur, mes salutations <text:span text:style-name="T3">distinguées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Time new" svg:font-family="'Time new'"/>
    <style:font-face style:name="Time new roman" svg:font-family="'Time new roman'"/>
    <style:font-face style:name="Lohit Assamese" svg:font-family="'Lohit Assamese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0:36:05.097510900</meta:creation-date>
    <dc:date>2021-10-06T11:35:40.560289534</dc:date>
    <meta:editing-duration>PT2H53M5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68" meta:character-count="1119" meta:non-whitespace-character-count="943"/>
  </office:meta>
</office:document-meta>
</file>